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(A) Arslan Wessam B" svg:font-family="'(A) Arslan Wessam B'" style:font-family-generic="system" style:font-pitch="variable"/>
    <style:font-face style:name="29LT Bukra Bold" svg:font-family="'29LT Bukra Bold'" style:font-family-generic="roman" style:font-pitch="variable"/>
    <style:font-face style:name="29LT Bukra Bold1" svg:font-family="'29LT Bukra Bold'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line-height="150%"/>
    </style:style>
    <style:style style:name="P2" style:family="paragraph" style:parent-style-name="Standard">
      <style:paragraph-properties fo:margin-top="0in" fo:margin-bottom="0in" style:contextual-spacing="false" fo:line-height="150%"/>
    </style:style>
    <style:style style:name="P3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51pt solid #000000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 style:writing-mode="rl-tb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6752in"/>
        </style:tab-stops>
      </style:paragraph-properties>
    </style:style>
    <style:style style:name="P7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/>
    </style:style>
    <style:style style:name="P8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</style:style>
    <style:style style:name="P9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/>
    </style:style>
    <style:style style:name="P12" style:family="paragraph" style:parent-style-name="Standard">
      <style:paragraph-properties fo:line-height="150%">
        <style:tab-stops>
          <style:tab-stop style:position="1.5335in"/>
        </style:tab-stops>
      </style:paragraph-properties>
    </style:style>
    <style:style style:name="P13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>
        <style:tab-stops>
          <style:tab-stop style:position="1.5335in"/>
        </style:tab-stops>
      </style:paragraph-properties>
    </style:style>
    <style:style style:name="P14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</style:style>
    <style:style style:name="P15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51pt solid #000000">
        <style:tab-stops>
          <style:tab-stop style:position="0.6752in"/>
        </style:tab-stops>
      </style:paragraph-properties>
    </style:style>
    <style:style style:name="P16" style:family="paragraph" style:parent-style-name="Standard">
      <style:paragraph-properties fo:line-height="150%">
        <style:tab-stops>
          <style:tab-stop style:position="0.6752in"/>
        </style:tab-stops>
      </style:paragraph-properties>
    </style:style>
    <style:style style:name="P17" style:family="paragraph" style:parent-style-name="Standard">
      <style:paragraph-properties fo:margin-top="0.1665in" fo:margin-bottom="0in" style:contextual-spacing="false" fo:line-height="150%">
        <style:tab-stops>
          <style:tab-stop style:position="0.6752in"/>
        </style:tab-stops>
      </style:paragraph-properties>
    </style:style>
    <style:style style:name="P18" style:family="paragraph" style:parent-style-name="Standard">
      <style:paragraph-properties fo:margin-top="0in" fo:margin-bottom="0in" style:contextual-spacing="false" fo:line-height="150%" fo:text-align="start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</style:style>
    <style:style style:name="T1" style:family="text">
      <style:text-properties style:font-name="29LT Bukra Bold" fo:font-size="20pt" style:font-size-asian="20pt" style:font-name-complex="29LT Bukra Bold1" style:font-size-complex="20pt"/>
    </style:style>
    <style:style style:name="T2" style:family="text">
      <style:text-properties style:font-name="29LT Bukra Bold" fo:font-size="20pt" style:font-size-asian="20pt" style:font-name-complex="29LT Bukra Bold1" style:font-size-complex="20pt" style:language-complex="ar" style:country-complex="EG"/>
    </style:style>
    <style:style style:name="T3" style:family="text">
      <style:text-properties style:font-name="29LT Bukra Bold" fo:font-size="20pt" officeooo:rsid="0017077b" style:font-size-asian="20pt" style:font-name-complex="29LT Bukra Bold1" style:font-size-complex="20pt" style:language-complex="ar" style:country-complex="EG"/>
    </style:style>
    <style:style style:name="T4" style:family="text">
      <style:text-properties style:font-name="29LT Bukra Bold" fo:font-size="20pt" style:text-underline-style="solid" style:text-underline-width="auto" style:text-underline-color="font-color" style:font-size-asian="20pt" style:font-name-complex="29LT Bukra Bold1" style:font-size-complex="20pt" style:language-complex="ar" style:country-complex="EG"/>
    </style:style>
    <style:style style:name="T5" style:family="text">
      <style:text-properties style:font-name="29LT Bukra Bold" fo:font-size="20pt" style:text-underline-style="dash" style:text-underline-width="auto" style:text-underline-color="font-color" style:font-size-asian="20pt" style:font-name-complex="29LT Bukra Bold1" style:font-size-complex="20pt" style:language-complex="ar" style:country-complex="EG"/>
    </style:style>
    <style:style style:name="T6" style:family="text">
      <style:text-properties fo:color="#4472c4" loext:opacity="100%" style:font-name="29LT Bukra Bold" fo:font-size="20pt" style:font-size-asian="20pt" style:font-name-complex="29LT Bukra Bold1" style:font-size-complex="20pt" style:language-complex="ar" style:country-complex="EG">
        <loext:char-complex-color loext:theme-type="accent1" loext:color-type="theme"/>
      </style:text-properties>
    </style:style>
    <style:style style:name="T7" style:family="text">
      <style:text-properties fo:color="#ff0000" loext:opacity="100%" style:font-name="29LT Bukra Bold" fo:font-size="20pt" style:font-size-asian="20pt" style:font-name-complex="29LT Bukra Bold1" style:font-size-complex="20pt" style:language-complex="ar" style:country-complex="EG"/>
    </style:style>
    <style:style style:name="T8" style:family="text">
      <style:text-properties fo:color="#833c0b" loext:opacity="100%" style:font-name="29LT Bukra Bold" fo:font-size="20pt" style:font-size-asian="20pt" style:font-name-complex="29LT Bukra Bold1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T9" style:family="text">
      <style:text-properties fo:color="#833c0b" loext:opacity="100%" style:font-name="29LT Bukra Bold" fo:font-size="20pt" style:text-underline-style="solid" style:text-underline-width="auto" style:text-underline-color="font-color" style:font-size-asian="20pt" style:font-name-complex="29LT Bukra Bold1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HTML: HyperText Markup Language</text:span></text:p>
      <text:p text:style-name="P2"><text:span text:style-name="T2">HyperText: Text Contains Links (النص الفائق)</text:span></text:p>
      <text:p text:style-name="P2"><text:span text:style-name="T2">Markup: Using Tags (وسوم أو علامات) </text:span></text:p>
      <text:p text:style-name="P4"><text:span text:style-name="T2">وضع علامة أو وسم</text:span></text:p>
      <text:p text:style-name="P4"><text:span text:style-name="T2">لغة توصيف (وسم) النص الفائق</text:span></text:p>
      <text:p text:style-name="P2"><text:span text:style-name="T2">HTML describes the structure of a web page.</text:span></text:p>
      <text:p text:style-name="P3"><text:span text:style-name="T2">HTML consists of a series of elements that tell the browser how to display the content.</text:span></text:p>
      <text:p text:style-name="P2"><text:span text:style-name="T2">&lt;!DOCTYPE html&gt;</text:span></text:p>
      <text:p text:style-name="P7"><text:span text:style-name="T2">بيخبر المتصفح إن ده مست</text:span><text:span text:style-name="T3">ن</text:span><text:span text:style-name="T2">د HTML5 حديث </text:span></text:p>
      <text:p text:style-name="P2"><text:span text:style-name="T2">&lt;html&gt; Open Tag</text:span></text:p>
      <text:p text:style-name="P2"><text:span text:style-name="T2">Consists of head and body</text:span></text:p>
      <text:p text:style-name="P2"><text:span text:style-name="T2">&lt;/html&gt; Close Tag</text:span></text:p>
      <text:p text:style-name="P3"><text:span text:style-name="T2">Root Element الحاوية الأساسية لمحتويات الصفحة</text:span></text:p>
      <text:p text:style-name="P2"><text:span text:style-name="T2">&lt;head&gt;</text:span></text:p>
      <text:p text:style-name="P2"><text:span text:style-name="T2">metadata about the page like:</text:span></text:p>
      <text:p text:style-name="P2"><text:span text:style-name="T2">&lt;title&gt;</text:span></text:p>
      <text:p text:style-name="P2"><text:span text:style-name="T2">عنوان الصفحة في التاب بتاع المتصفح</text:span></text:p>
      <text:p text:style-name="P2"><text:span text:style-name="T2">&lt;/title&gt;</text:span></text:p>
      <text:p text:style-name="P3"><text:span text:style-name="T2">&lt;/head&gt;</text:span></text:p>
      <text:p text:style-name="P2"><text:soft-page-break/><text:span text:style-name="T2">&lt;body&gt;</text:span></text:p>
      <text:p text:style-name="P2"><text:span text:style-name="T2">الجسم بيحتوى على المحتوى المرئي للمستخدم</text:span></text:p>
      <text:p text:style-name="P2"><text:span text:style-name="T2">نصوص، صور، روابط، أزرار</text:span></text:p>
      <text:p text:style-name="P3"><text:span text:style-name="T2">&lt;/body&gt;</text:span></text:p>
      <text:p text:style-name="P10"><text:span text:style-name="T2">We have only six levels of headings</text:span></text:p>
      <text:p text:style-name="P10"><text:span text:style-name="T2">&lt;h1&gt;... &lt;h6&gt;</text:span></text:p>
      <text:p text:style-name="P10"><text:span text:style-name="T2">هيكل هرمي للمحتوى داخل الصفحة</text:span></text:p>
      <text:p text:style-name="P11"><text:span text:style-name="T2">&lt;/h1&gt;... &lt;/h6&gt;</text:span></text:p>
      <text:p text:style-name="P11"><text:span text:style-name="T2">&lt;h7&gt;Hello&lt;/h7&gt; هيتعامل نص عادي مش عنوان </text:span></text:p>
      <text:p text:style-name="P10"><text:span text:style-name="T2">&lt;!--Comments--&gt; </text:span></text:p>
      <text:p text:style-name="P11"><text:span text:style-name="T2">shortcut: ctrl + /</text:span></text:p>
      <text:p text:style-name="P10"><text:span text:style-name="T2">&lt;p&gt; paragraph</text:span></text:p>
      <text:p text:style-name="P10"><text:span text:style-name="T2">lorem</text:span><text:span text:style-name="T4">10</text:span><text:span text:style-name="T2"> (VS code generates 10 words paragraph)</text:span></text:p>
      <text:p text:style-name="P10"><text:span text:style-name="T2">&lt;/p&gt;</text:span></text:p>
      <text:p text:style-name="P10"><text:span text:style-name="T2">&lt;br&gt; Empty Tag (self-closing tag) break</text:span></text:p>
      <text:p text:style-name="P5"><text:span text:style-name="T2">بينزل سطر تحت</text:span></text:p>
      <text:p text:style-name="P11"><text:span text:style-name="T2">lorem ipsum نص وهمي لملء الفراغات</text:span></text:p>
      <text:p text:style-name="P10"><text:soft-page-break/><text:span text:style-name="T2">ordered list</text:span></text:p>
      <text:p text:style-name="P10"><text:span text:style-name="T2">&lt;ol&gt;</text:span></text:p>
      <text:p text:style-name="P10"><text:span text:style-name="T2">&lt;li&gt;listItem1&lt;/li&gt;</text:span></text:p>
      <text:p text:style-name="P10"><text:span text:style-name="T2">&lt;li&gt;listItem2&lt;/li&gt;</text:span></text:p>
      <text:p text:style-name="P10"><text:span text:style-name="T2">&lt;li&gt;listItem3&lt;/li&gt;</text:span></text:p>
      <text:p text:style-name="P11"><text:span text:style-name="T2">&lt;/ol&gt;</text:span></text:p>
      <text:p text:style-name="P10"><text:span text:style-name="T2">unordered list</text:span></text:p>
      <text:p text:style-name="P10"><text:span text:style-name="T2">&lt;ul&gt;</text:span></text:p>
      <text:p text:style-name="P10"><text:span text:style-name="T2">&lt;li&gt;Ali&lt;/li&gt;</text:span></text:p>
      <text:p text:style-name="P10"><text:span text:style-name="T2">&lt;li&gt;Saif&lt;/li&gt;</text:span></text:p>
      <text:p text:style-name="P10"><text:span text:style-name="T2">&lt;li&gt;Mhmd&lt;/li&gt;</text:span></text:p>
      <text:p text:style-name="P11"><text:span text:style-name="T2">&lt;/ul&gt;</text:span></text:p>
      <text:p text:style-name="P12"><text:span text:style-name="T2">nested list</text:span></text:p>
      <text:p text:style-name="P12"><text:span text:style-name="T2">&lt;ol&gt;</text:span></text:p>
      <text:p text:style-name="P12"><text:span text:style-name="T2">&lt;li&gt;Computers:&lt;/li&gt;</text:span></text:p>
      <text:p text:style-name="P12"><text:span text:style-name="T2">&lt;ul&gt;</text:span></text:p>
      <text:p text:style-name="P12"><text:soft-page-break/><text:span text:style-name="T2">&lt;li&gt;HP&lt;/li&gt;</text:span></text:p>
      <text:p text:style-name="P12"><text:span text:style-name="T2">&lt;li&gt;Dell&lt;/li&gt;</text:span></text:p>
      <text:p text:style-name="P12"><text:span text:style-name="T2">&lt;li&gt;Asus&lt;/li&gt;</text:span></text:p>
      <text:p text:style-name="P12"><text:span text:style-name="T2">&lt;/ul&gt;</text:span></text:p>
      <text:p text:style-name="P13"><text:span text:style-name="T2">&lt;/ol&gt;<text:tab/></text:span></text:p>
      <text:p text:style-name="P10"><text:span text:style-name="T2">Images:</text:span></text:p>
      <text:list text:style-name="WWNum1">
        <text:list-item>
          <text:p text:style-name="P1"><text:span text:style-name="T2">Local images</text:span></text:p>
        </text:list-item>
        <text:list-item>
          <text:p text:style-name="P1"><text:span text:style-name="T2">Remote images</text:span></text:p>
        </text:list-item>
      </text:list>
      <text:p text:style-name="P10"><text:span text:style-name="T2">&lt;img src="Nature.jpg" alt="image not found"&gt; </text:span></text:p>
      <text:p text:style-name="P10"><text:span text:style-name="T2">&lt;!--</text:span></text:p>
      <text:p text:style-name="P10"><text:span text:style-name="T2">it's a self-closing tag</text:span></text:p>
      <text:p text:style-name="P10"><text:span text:style-name="T2">alt means alternative text</text:span></text:p>
      <text:p text:style-name="P10"><text:span text:style-name="T2">src means source link or location</text:span></text:p>
      <text:p text:style-name="P10"><text:span text:style-name="T2">--&gt;</text:span></text:p>
      <text:p text:style-name="P10"><text:span text:style-name="T2">&lt;img src="Nature.jpg" width="1920px" height="1080px"&gt;</text:span></text:p>
      <text:p text:style-name="P11"><text:soft-page-break/><text:span text:style-name="T2">&lt;img src="Link of remote image"&gt;</text:span></text:p>
      <text:p text:style-name="P14"><text:span text:style-name="T2">Hyperlink رابط ضمن نص</text:span></text:p>
      <text:p text:style-name="P14"><text:span text:style-name="T2">Link <text:s/>اختصارًا</text:span></text:p>
      <text:p text:style-name="P14"><text:span text:style-name="T2">href = HyperText Reference</text:span></text:p>
      <text:p text:style-name="P16"><text:span text:style-name="T5">&lt;a href="SiteLink"&gt;</text:span><text:span text:style-name="T2"> </text:span><text:span text:style-name="T4">Press this link</text:span><text:span text:style-name="T2"> </text:span><text:span text:style-name="T5">&lt;/a&gt;</text:span></text:p>
      <text:p text:style-name="P14"><text:span text:style-name="T2">&lt;a href="About.html"&gt;About Page&lt;/a&gt;</text:span></text:p>
      <text:p text:style-name="P8"><text:span text:style-name="T2">لينك لصفحة html تانية</text:span></text:p>
      <text:p text:style-name="P6"><text:span text:style-name="T6">Forms </text:span></text:p>
      <text:p text:style-name="P6"><text:span text:style-name="T6">نموذج إدخال أو استمارة</text:span></text:p>
      <text:p text:style-name="P14"><text:span text:style-name="T2">&lt;form&gt; </text:span></text:p>
      <text:p text:style-name="P14"><text:span text:style-name="T2">&lt;label&gt;Email&lt;/label&gt;</text:span></text:p>
      <text:p text:style-name="P14"><text:span text:style-name="T2">&lt;input type="text"&gt; &lt;!--self-closing tag--&gt;</text:span></text:p>
      <text:p text:style-name="P14"><text:span text:style-name="T7">&lt;br&gt;</text:span></text:p>
      <text:p text:style-name="P14"><text:span text:style-name="T2">&lt;label&gt;Password&lt;/label&gt;</text:span></text:p>
      <text:p text:style-name="P14"><text:span text:style-name="T2">&lt;input type="text"&gt;</text:span></text:p>
      <text:p text:style-name="P14"><text:span text:style-name="T2">&lt;/form&gt;</text:span></text:p>
      <text:p text:style-name="P14"><text:span text:style-name="T2">label يعني عنوان أو بطاقة</text:span></text:p>
      <text:p text:style-name="P14"><text:span text:style-name="T8">Input types:</text:span></text:p>
      <text:p text:style-name="P14"><text:span text:style-name="T8">type="text" حقل نصي عادي</text:span></text:p>
      <text:p text:style-name="P14"><text:soft-page-break/><text:span text:style-name="T8">type="password" حقل نصي ولكن يخفي الحروف</text:span></text:p>
      <text:p text:style-name="P14"><text:span text:style-name="T8">type="email" مخصص لإدخال بريد إلكتروني @</text:span></text:p>
      <text:p text:style-name="P14"><text:span text:style-name="T8">type="number" مخصص للأرقام فقط</text:span></text:p>
      <text:p text:style-name="P14"><text:span text:style-name="T8">type="tel" مخصص لأرقام الهواتف</text:span></text:p>
      <text:p text:style-name="P14"><text:span text:style-name="T8">&lt;label </text:span><text:span text:style-name="T9">for="UserEmail"</text:span><text:span text:style-name="T8">&gt;Email&lt;/label&gt;</text:span></text:p>
      <text:p text:style-name="P14"><text:span text:style-name="T8">&lt;input type="email" </text:span><text:span text:style-name="T9">id="UserEmail"</text:span><text:span text:style-name="T8"> name="Email"&gt;&lt;br&gt;</text:span></text:p>
      <text:p text:style-name="P9"><text:span text:style-name="T8">id مطابق ل for لأنه بيعرف المتصفح إن حقل الإدخال ده مرتبط بالبطاقة دي فلما تدوس على كلمة Email مربع الإدخال بيتفعل.</text:span></text:p>
      <text:p text:style-name="P9"><text:span text:style-name="T8">name الاسم اللي بيتعرف بيه server على البيانات المدخلة.</text:span></text:p>
      <text:p text:style-name="P8"><text:span text:style-name="T8">أدخلت test@example.com وضغطت submit <text:s/>ما سيصل للخادم هو: Email=test@example.com </text:span></text:p>
      <text:p text:style-name="P14"><text:span text:style-name="T2">&lt;input type="submit" value="Log In"&gt;</text:span></text:p>
      <text:p text:style-name="P9"><text:span text:style-name="T2">إرسال نموذج البيانات للسيرفر أو الجهة المحددة في:</text:span></text:p>
      <text:p text:style-name="P14"><text:span text:style-name="T2">&lt;form </text:span><text:span text:style-name="T4">action="/login"</text:span><text:span text:style-name="T2"> method="post"&gt; </text:span></text:p>
      <text:p text:style-name="P14"><text:span text:style-name="T2">Log In</text:span></text:p>
      <text:p text:style-name="P18"><text:span text:style-name="T2"><text:s text:c="2"/>قيمة تظهر مكان كلمة</text:span><text:span text:style-name="T8"> </text:span><text:span text:style-name="T2">submit</text:span></text:p>
      <text:p text:style-name="P17"><text:soft-page-break/><text:span text:style-name="T2">&lt;input type="button" value="Learn More"&gt;</text:span></text:p>
      <text:p text:style-name="P9"><text:span text:style-name="T2">زر يحتاج إلى جافا سكربت لتحديد وظيفته</text:span></text:p>
      <text:p text:style-name="P14"><text:span text:style-name="T2">&lt;button&gt;Download&lt;/button&gt; زر عادي خارج النموذج</text:span></text:p>
      <text:p text:style-name="P14"><text:span text:style-name="T2">&lt;button type="reset"&gt;Reset&lt;/button&gt;</text:span></text:p>
      <text:p text:style-name="P8"><text:span text:style-name="T2">زر داخل الفورم لإعادة تعيين الحقول إلى القيم الأولية</text:span></text:p>
      <text:p text:style-name="P14"><text:span text:style-name="T2">&lt;label <text:s/>for="terms"&gt;I have read all license agreements&lt;/label&gt;</text:span></text:p>
      <text:p text:style-name="P16"><text:span text:style-name="T2">&lt;input type="checkbox" id="terms" name="agreement" value="agreed"&gt;</text:span></text:p>
      <text:p text:style-name="P14"><text:span text:style-name="T2">value القيمة التي سترسل للخادم إذا تم تحديد المربع</text:span></text:p>
      <text:p text:style-name="P15"><text:span text:style-name="T2">agreement = agreed</text:span></text:p>
      <text:p text:style-name="P14"><text:span text:style-name="T8">&lt;input type="color"&g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(A) Arslan Wessam B" svg:font-family="'(A) Arslan Wessam B'" style:font-family-generic="system" style:font-pitch="variable"/>
    <style:font-face style:name="29LT Bukra Bold" svg:font-family="'29LT Bukra Bold'" style:font-family-generic="roman" style:font-pitch="variable"/>
    <style:font-face style:name="29LT Bukra Bold1" svg:font-family="'29LT Bukra Bold'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37c0" loext:opacity="100%" style:font-name="Consolas" fo:font-size="25pt" fo:language="en" fo:country="US" style:letter-kerning="false" style:font-name-asian="Calibri" style:font-size-asian="25pt" style:language-asian="en" style:country-asian="US" style:font-name-complex="(A) Arslan Wessam B" style:font-size-complex="2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37c0" loext:opacity="100%" style:font-name="Consolas" fo:font-size="25pt" fo:language="en" fo:country="US" style:letter-kerning="false" style:font-name-asian="Calibri" style:font-size-asian="25pt" style:language-asian="en" style:country-asian="US" style:font-name-complex="(A) Arslan Wessam B" style:font-size-complex="2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color="#0037c0" loext:opacity="100%" style:font-name="Consolas" fo:font-family="Consolas" style:font-family-generic="roman" style:font-pitch="variable" fo:font-size="25pt" fo:language="en" fo:country="US" style:letter-kerning="false" style:font-name-asian="Calibri" style:font-family-asian="Calibri" style:font-family-generic-asian="system" style:font-pitch-asian="variable" style:font-size-asian="25pt" style:language-asian="en" style:country-asian="US" style:font-name-complex="(A) Arslan Wessam B" style:font-family-complex="'(A) Arslan Wessam B'" style:font-family-generic-complex="system" style:font-pitch-complex="variable" style:font-size-complex="2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472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6T11:57:00</meta:creation-date>
    <meta:initial-creator>Saif</meta:initial-creator>
    <dc:language>en-US</dc:language>
    <dc:date>2025-11-04T23:12:37.193944396</dc:date>
    <meta:editing-cycles>32</meta:editing-cycles>
    <meta:editing-duration>PT11H59M40S</meta:editing-duration>
    <meta:generator>LibreOffice/24.2.7.2$Linux_X86_64 LibreOffice_project/420$Build-2</meta:generator>
    <meta:document-statistic meta:table-count="0" meta:image-count="0" meta:object-count="0" meta:page-count="7" meta:paragraph-count="110" meta:word-count="411" meta:character-count="2819" meta:non-whitespace-character-count="2510"/>
    <meta:user-defined meta:name="AppVersion">15.0000</meta:user-defined>
    <meta:template xlink:type="simple" xlink:actuate="onRequest" xlink:title="Normal" xlink:href=""/>
  </office:meta>
</office:document-meta>
</file>